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Before starting</text:p>
      <text:p text:style-name="P3">Enable php environment</text:p>
      <text:p text:style-name="P4">install visual studio code</text:p>
      <text:p text:style-name="P5">-install xampp server</text:p>
      <text:p text:style-name="P6">-start Apache server</text:p>
      <text:p text:style-name="P7"/>
      <text:p text:style-name="P8">Hello World</text:p>
      <text:p text:style-name="Standard">&lt;?php</text:p>
      <text:p text:style-name="Standard"><text:s text:c="2"/>echo "Hello, World!";</text:p>
      <text:p text:style-name="Standard">?&gt;</text:p>
      <text:p text:style-name="P9"/>
      <text:p text:style-name="P10">Date Function</text:p>
      <text:p text:style-name="Standard">&lt;?php</text:p>
      <text:p text:style-name="Standard"><text:s text:c="2"/>// Set the default timezone to use</text:p>
      <text:p text:style-name="Standard"><text:s text:c="2"/>date_default_timezone_set('UTC');</text:p>
      <text:p text:style-name="Standard"/>
      <text:p text:style-name="Standard"><text:s text:c="2"/>// Print the current date and time</text:p>
      <text:p text:style-name="Standard"><text:s text:c="2"/>echo "Current date and time: " . date("Y-m-d H:i:s") . "&lt;br&gt;";</text:p>
      <text:p text:style-name="Standard"/>
      <text:p text:style-name="Standard"><text:s text:c="2"/>// Print the current year</text:p>
      <text:p text:style-name="Standard"><text:s text:c="2"/>echo "Current year: " . date("Y") . "&lt;br&gt;";</text:p>
      <text:p text:style-name="Standard"/>
      <text:p text:style-name="Standard"><text:s text:c="2"/>// Print the current month</text:p>
      <text:p text:style-name="Standard"><text:s text:c="2"/>echo "Current month: " . date("F") . "&lt;br&gt;";</text:p>
      <text:p text:style-name="Standard"/>
      <text:p text:style-name="Standard"><text:s text:c="2"/>// Print the current day</text:p>
      <text:p text:style-name="Standard"><text:s text:c="2"/>echo "Current day: " . date("d") . "&lt;br&gt;";</text:p>
      <text:p text:style-name="Standard"/>
      <text:p text:style-name="Standard"><text:s text:c="2"/>// Print the current day of the week</text:p>
      <text:p text:style-name="Standard"><text:s text:c="2"/>echo "Current day of the week: " . date("l") . "&lt;br&gt;";</text:p>
      <text:p text:style-name="Standard"/>
      <text:p text:style-name="Standard"><text:s text:c="2"/>// Print the number of days in the current month</text:p>
      <text:p text:style-name="Standard"><text:s text:c="2"/>echo "Days in the current month: " . date("t") . "&lt;br&gt;";</text:p>
      <text:p text:style-name="Standard"/>
      <text:p text:style-name="Standard"><text:s text:c="2"/>// Print the current time in the specified format</text:p>
      <text:p text:style-name="Standard"><text:s text:c="2"/>echo "Current time: " . date("h:i:s A") . "&lt;br&gt;";</text:p>
      <text:p text:style-name="Standard">?&gt;</text:p>
      <text:p text:style-name="Standard"/>
      <text:p text:style-name="P11">Control Statements</text:p>
      <text:p text:style-name="P12">For loop</text:p>
      <text:p text:style-name="P13">&lt;?php</text:p>
      <text:p text:style-name="Standard"><text:s text:c="2"/>// Iterate over the range of numbers from 1 to 10</text:p>
      <text:p text:style-name="Standard"><text:s text:c="2"/>for ($i = 1; $i &lt;= 10; $i++) {</text:p>
      <text:p text:style-name="Standard"><text:s text:c="4"/>// Print the current number</text:p>
      <text:p text:style-name="Standard"><text:s text:c="4"/>echo $i . "&lt;br&gt;";</text:p>
      <text:p text:style-name="Standard"><text:s text:c="2"/>}</text:p>
      <text:p text:style-name="Standard">?&gt;</text:p>
      <text:p text:style-name="Standard"/>
      <text:soft-page-break/>
      <text:p text:style-name="P14">While loop</text:p>
      <text:p text:style-name="Standard">&lt;?php</text:p>
      <text:p text:style-name="Standard"><text:s text:c="2"/>$i = 1;</text:p>
      <text:p text:style-name="Standard"><text:s text:c="2"/>while ($i &lt;= 10) {</text:p>
      <text:p text:style-name="Standard"><text:s text:c="4"/>echo $i . "&lt;br&gt;";</text:p>
      <text:p text:style-name="Standard"><text:s text:c="4"/>$i++;</text:p>
      <text:p text:style-name="Standard"><text:s text:c="2"/>}</text:p>
      <text:p text:style-name="Standard">?&gt;</text:p>
      <text:p text:style-name="P15">Do While Loop</text:p>
      <text:p text:style-name="Standard">&lt;?php</text:p>
      <text:p text:style-name="Standard"><text:s text:c="2"/>$i = 1;</text:p>
      <text:p text:style-name="Standard"><text:s text:c="2"/>do {</text:p>
      <text:p text:style-name="Standard"><text:s text:c="4"/>echo $i . "&lt;br&gt;";</text:p>
      <text:p text:style-name="Standard"><text:s text:c="4"/>$i++;</text:p>
      <text:p text:style-name="Standard"><text:s text:c="2"/>} while ($i &lt;= 10);</text:p>
      <text:p text:style-name="Standard">?&gt;</text:p>
      <text:p text:style-name="Standard"/>
      <text:p text:style-name="P16">If else</text:p>
      <text:p text:style-name="Standard">&lt;?php</text:p>
      <text:p text:style-name="Standard">// Example variable</text:p>
      <text:p text:style-name="Standard">$age = 25;</text:p>
      <text:p text:style-name="Standard"/>
      <text:p text:style-name="Standard">// If statement</text:p>
      <text:p text:style-name="Standard">if ($age &gt;= 18) {</text:p>
      <text:p text:style-name="Standard"><text:s text:c="4"/>echo "You are an adult.";</text:p>
      <text:p text:style-name="Standard">} else {</text:p>
      <text:p text:style-name="Standard"><text:s text:c="4"/>echo "You are not an adult.";</text:p>
      <text:p text:style-name="Standard">}</text:p>
      <text:p text:style-name="Standard">?&gt;</text:p>
      <text:p text:style-name="Standard"/>
      <text:p text:style-name="P17">if else ladder</text:p>
      <text:p text:style-name="Standard">&lt;!DOCTYPE html&gt;</text:p>
      <text:p text:style-name="Standard">&lt;html&gt;</text:p>
      <text:p text:style-name="Standard">&lt;head&gt;</text:p>
      <text:p text:style-name="Standard"><text:tab/>&lt;title&gt;Grade Calculator&lt;/title&gt;</text:p>
      <text:p text:style-name="Standard">&lt;/head&gt;</text:p>
      <text:p text:style-name="Standard">&lt;body&gt;</text:p>
      <text:p text:style-name="Standard"><text:tab/>&lt;h1&gt;Grade Calculator&lt;/h1&gt;</text:p>
      <text:p text:style-name="Standard"><text:tab/>&lt;form method="post"&gt;</text:p>
      <text:p text:style-name="Standard"><text:tab/><text:tab/>&lt;label for="marks"&gt;Enter your marks:&lt;/label&gt;</text:p>
      <text:p text:style-name="Standard"><text:tab/><text:tab/>&lt;input type="text" id="marks" name="marks"&gt;</text:p>
      <text:p text:style-name="Standard"><text:tab/><text:tab/>&lt;button type="submit"&gt;Calculate&lt;/button&gt;</text:p>
      <text:p text:style-name="Standard"><text:tab/>&lt;/form&gt;</text:p>
      <text:p text:style-name="Standard"><text:tab/>&lt;?php</text:p>
      <text:p text:style-name="Standard"><text:tab/>if ($_SERVER['REQUEST_METHOD'] === 'POST') {</text:p>
      <text:p text:style-name="Standard"><text:tab/><text:tab/>// Get the marks from the form submission</text:p>
      <text:p text:style-name="Standard"><text:tab/><text:tab/>$marks = $_POST['marks'];</text:p>
      <text:p text:style-name="Standard"/>
      <text:p text:style-name="Standard"><text:tab/><text:tab/>// Calculate the grade</text:p>
      <text:soft-page-break/>
      <text:p text:style-name="Standard"><text:tab/><text:tab/>if ($marks &gt;= 90) {</text:p>
      <text:p text:style-name="Standard"><text:tab/><text:tab/><text:s text:c="4"/>$grade = "A";</text:p>
      <text:p text:style-name="Standard"><text:tab/><text:tab/>} elseif ($marks &gt;= 80) {</text:p>
      <text:p text:style-name="Standard"><text:tab/><text:tab/><text:s text:c="4"/>$grade = "B";</text:p>
      <text:p text:style-name="Standard"><text:tab/><text:tab/>} elseif ($marks &gt;= 70) {</text:p>
      <text:p text:style-name="Standard"><text:tab/><text:tab/><text:s text:c="4"/>$grade = "C";</text:p>
      <text:p text:style-name="Standard"><text:tab/><text:tab/>} elseif ($marks &gt;= 60) {</text:p>
      <text:p text:style-name="Standard"><text:tab/><text:tab/><text:s text:c="4"/>$grade = "D";</text:p>
      <text:p text:style-name="Standard"><text:tab/><text:tab/>} else {</text:p>
      <text:p text:style-name="Standard"><text:tab/><text:tab/><text:s text:c="4"/>$grade = "F";</text:p>
      <text:p text:style-name="Standard"><text:tab/><text:tab/>}</text:p>
      <text:p text:style-name="Standard"/>
      <text:p text:style-name="Standard"><text:tab/><text:tab/>// Output the grade</text:p>
      <text:p text:style-name="Standard"><text:tab/><text:tab/>echo "&lt;p&gt;Your grade is: " . $grade . "&lt;/p&gt;";</text:p>
      <text:p text:style-name="Standard"><text:tab/>}</text:p>
      <text:p text:style-name="Standard"><text:tab/>?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23-05-01T20:16:00Z</meta:creation-date>
    <dc:date>2023-05-13T12:42:00Z</dc:date>
    <meta:template xlink:href="Normal" xlink:type="simple"/>
    <meta:editing-cycles>7</meta:editing-cycles>
    <meta:editing-duration>PT3420S</meta:editing-duration>
    <meta:document-statistic meta:page-count="3" meta:paragraph-count="4" meta:word-count="323" meta:character-count="2165" meta:row-count="15" meta:non-whitespace-character-count="1846"/>
  </office:meta>
</office:document-meta>
</file>